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text-properties fo:font-size="16pt" fo:language="en" fo:country="US" style:font-size-asian="16pt" style:font-name-complex="Times New Roman1" style:font-size-complex="12pt"/>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paragraph-rsid="00167a61"/>
    </style:style>
    <style:style style:name="P4" style:family="paragraph" style:parent-style-name="Heading_20_2" style:list-style-name="WWNum2"/>
    <style:style style:name="P5" style:family="paragraph" style:parent-style-name="Contents_20_1">
      <style:paragraph-properties>
        <style:tab-stops>
          <style:tab-stop style:position="15.984cm" style:type="right" style:leader-style="dotted" style:leader-text="."/>
        </style:tab-stops>
      </style:paragraph-properties>
    </style:style>
    <style:style style:name="P6" style:family="paragraph" style:parent-style-name="TOC_20_Heading">
      <style:paragraph-properties fo:break-before="page"/>
    </style:style>
    <style:style style:name="P7" style:family="paragraph" style:parent-style-name="Contents_20_2">
      <style:paragraph-properties>
        <style:tab-stops>
          <style:tab-stop style:position="1.164cm"/>
          <style:tab-stop style:position="15.984cm" style:type="right" style:leader-style="dotted" style:leader-text="."/>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8pt" fo:font-weight="bold" style:font-size-asian="18pt" style:font-weight-asian="bold"/>
    </style:style>
    <style:style style:name="P10" style:family="paragraph" style:parent-style-name="Standard">
      <style:text-properties fo:font-weight="bold" style:font-weight-asian="bold"/>
    </style:style>
    <style:style style:name="P11" style:family="paragraph" style:parent-style-name="Standard">
      <style:paragraph-properties fo:text-align="end" style:justify-single-word="false"/>
    </style:style>
    <style:style style:name="P12" style:family="paragraph" style:parent-style-name="Standard">
      <style:text-properties fo:text-transform="uppercase" style:font-name-asian="F" style:font-name-complex="F" style:font-size-complex="12pt"/>
    </style:style>
    <style:style style:name="P13" style:family="paragraph" style:parent-style-name="Standard">
      <style:text-properties fo:language="en" fo:country="US" officeooo:rsid="00167a61" officeooo:paragraph-rsid="00167a61"/>
    </style:style>
    <style:style style:name="P14" style:family="paragraph" style:parent-style-name="Standard">
      <style:text-properties officeooo:rsid="00167a61" officeooo:paragraph-rsid="00167a61"/>
    </style:style>
    <style:style style:name="P15" style:family="paragraph" style:parent-style-name="Standard">
      <style:text-properties officeooo:paragraph-rsid="00175bd5"/>
    </style:style>
    <style:style style:name="P16" style:family="paragraph" style:parent-style-name="Standard">
      <style:text-properties officeooo:rsid="00175bd5" officeooo:paragraph-rsid="00175bd5"/>
    </style:style>
    <style:style style:name="P17" style:family="paragraph" style:parent-style-name="Standard">
      <style:paragraph-properties fo:margin-top="0cm" fo:margin-bottom="0cm" loext:contextual-spacing="false" fo:line-height="115%"/>
      <style:text-properties fo:font-size="16pt" fo:language="en" fo:country="US" fo:font-weight="bold" style:font-name-asian="F" style:font-size-asian="16pt" style:font-weight-asian="bold" style:font-name-complex="Times New Roman1" style:font-size-complex="12pt"/>
    </style:style>
    <style:style style:name="P18" style:family="paragraph" style:parent-style-name="Standard">
      <style:paragraph-properties fo:margin-top="0cm" fo:margin-bottom="0cm" loext:contextual-spacing="false" fo:line-height="115%"/>
    </style:style>
    <style:style style:name="P19" style:family="paragraph" style:parent-style-name="Standard" style:master-page-name="Standard">
      <style:paragraph-properties fo:text-align="center" style:justify-single-word="false" style:page-number="auto"/>
    </style:style>
    <style:style style:name="T1" style:family="text">
      <style:text-properties fo:font-size="18pt" fo:font-weight="bold" style:font-size-asian="18pt" style:font-weight-asian="bold"/>
    </style:style>
    <style:style style:name="T2" style:family="text">
      <style:text-properties fo:text-transform="uppercase" style:font-name-asian="F" style:font-name-complex="F" style:font-size-complex="12pt"/>
    </style:style>
    <style:style style:name="T3" style:family="text">
      <style:text-properties text:display="true"/>
    </style:style>
    <style:style style:name="T4" style:family="text">
      <style:text-properties style:font-name="Calibri" fo:font-size="11pt" style:font-name-asian="F" style:font-size-asian="11pt" style:language-asian="et" style:country-asian="EE"/>
    </style:style>
    <style:style style:name="T5" style:family="text">
      <style:text-properties fo:language="et" fo:country="EE"/>
    </style:style>
    <style:style style:name="T6" style:family="text">
      <style:text-properties fo:language="et" fo:country="EE" officeooo:rsid="00167a61"/>
    </style:style>
    <style:style style:name="T7" style:family="text">
      <style:text-properties fo:language="en" fo:country="US" officeooo:rsid="00167a61"/>
    </style:style>
    <style:style style:name="T8" style:family="text">
      <style:text-properties officeooo:rsid="00175bd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ALLINNA ÜLIKOOL</text:p>
      <text:p text:style-name="P8"/>
      <text:p text:style-name="P8"/>
      <text:p text:style-name="P8"/>
      <text:p text:style-name="P8"/>
      <text:p text:style-name="P8"/>
      <text:p text:style-name="P8"/>
      <text:p text:style-name="P8"/>
      <text:p text:style-name="P8"><text:span text:style-name="T1">DOKUMENTATSIOON</text:span></text:p>
      <text:p text:style-name="P9"/>
      <text:p text:style-name="P10"/>
      <text:p text:style-name="P10"/>
      <text:p text:style-name="P10"/>
      <text:p text:style-name="P10"/>
      <text:p text:style-name="P10"/>
      <text:p text:style-name="P10"/>
      <text:p text:style-name="P10"/>
      <text:p text:style-name="P11">Autorid: Henri Vajak,</text:p>
      <text:p text:style-name="P11">Cleven Lehispuu,</text:p>
      <text:p text:style-name="P11">Uku Põder,</text:p>
      <text:p text:style-name="P11">Tanel Maasalu</text:p>
      <text:p text:style-name="Standard"/>
      <text:p text:style-name="Standard"/>
      <text:p text:style-name="Standard"/>
      <text:p text:style-name="Standard"/>
      <text:p text:style-name="Standard"/>
      <text:p text:style-name="Standard"/>
      <text:p text:style-name="P12"/>
      <text:p text:style-name="P8"><text:span text:style-name="T2">TALLINN 2017</text:span></text:p>
      <text:p text:style-name="P17"/>
      <text:p text:style-name="P6">Sisukord</text:p>
      <text:table-of-content text:style-name="Sect1" text:protected="true" text:name="Sisukord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Toc485739398" text:style-name="Index_20_Link" text:visited-style-name="Index_20_Link">FUNKTSIONAALSUS</text:a><text:a xlink:type="simple" xlink:href="#_Toc485739398" text:style-name="Index_20_Link" text:visited-style-name="Index_20_Link"><text:span text:style-name="T3"><text:tab/>3</text:span></text:a></text:p>
          <text:p text:style-name="P7"><text:a xlink:type="simple" xlink:href="#_Toc485739399" text:style-name="Index_20_Link" text:visited-style-name="Index_20_Link">1.</text:a><text:a xlink:type="simple" xlink:href="#_Toc485739399" text:style-name="Index_20_Link" text:visited-style-name="Index_20_Link"><text:span text:style-name="T4"><text:tab/></text:span></text:a><text:a xlink:type="simple" xlink:href="#_Toc485739399" text:style-name="Index_20_Link" text:visited-style-name="Index_20_Link">Quest-süsteem</text:a><text:a xlink:type="simple" xlink:href="#_Toc485739399" text:style-name="Index_20_Link" text:visited-style-name="Index_20_Link"><text:span text:style-name="T3"><text:tab/>3</text:span></text:a></text:p>
          <text:p text:style-name="P7"><text:a xlink:type="simple" xlink:href="#_Toc485739400" text:style-name="Index_20_Link" text:visited-style-name="Index_20_Link">2.</text:a><text:a xlink:type="simple" xlink:href="#_Toc485739400" text:style-name="Index_20_Link" text:visited-style-name="Index_20_Link"><text:span text:style-name="T4"><text:tab/></text:span></text:a><text:a xlink:type="simple" xlink:href="#_Toc485739400" text:style-name="Index_20_Link" text:visited-style-name="Index_20_Link">Teleport</text:a><text:a xlink:type="simple" xlink:href="#_Toc485739400" text:style-name="Index_20_Link" text:visited-style-name="Index_20_Link"><text:span text:style-name="T3"><text:tab/>3</text:span></text:a></text:p>
          <text:p text:style-name="P7"><text:a xlink:type="simple" xlink:href="#_Toc485739401" text:style-name="Index_20_Link" text:visited-style-name="Index_20_Link">3.</text:a><text:a xlink:type="simple" xlink:href="#_Toc485739401" text:style-name="Index_20_Link" text:visited-style-name="Index_20_Link"><text:span text:style-name="T4"><text:tab/></text:span></text:a><text:a xlink:type="simple" xlink:href="#_Toc485739401" text:style-name="Index_20_Link" text:visited-style-name="Index_20_Link">Mängukarrakteri andmete talletamine ning kuvamine</text:a><text:a xlink:type="simple" xlink:href="#_Toc485739401" text:style-name="Index_20_Link" text:visited-style-name="Index_20_Link"><text:span text:style-name="T3"><text:tab/>3</text:span></text:a></text:p>
          <text:p text:style-name="P7"><text:a xlink:type="simple" xlink:href="#_Toc485739402" text:style-name="Index_20_Link" text:visited-style-name="Index_20_Link">4.</text:a><text:a xlink:type="simple" xlink:href="#_Toc485739402" text:style-name="Index_20_Link" text:visited-style-name="Index_20_Link"><text:span text:style-name="T4"><text:tab/></text:span></text:a><text:a xlink:type="simple" xlink:href="#_Toc485739402" text:style-name="Index_20_Link" text:visited-style-name="Index_20_Link">Minigamed</text:a><text:a xlink:type="simple" xlink:href="#_Toc485739402" text:style-name="Index_20_Link" text:visited-style-name="Index_20_Link"><text:span text:style-name="T3"><text:tab/>3</text:span></text:a></text:p>
          <text:p text:style-name="P5"><text:a xlink:type="simple" xlink:href="#_Toc485739403" text:style-name="Index_20_Link" text:visited-style-name="Index_20_Link">KASUTUSLUGU</text:a><text:a xlink:type="simple" xlink:href="#_Toc485739403" text:style-name="Index_20_Link" text:visited-style-name="Index_20_Link"><text:span text:style-name="T3"><text:tab/>4</text:span></text:a></text:p>
          <text:p text:style-name="P5"><text:a xlink:type="simple" xlink:href="#_Toc485739404" text:style-name="Index_20_Link" text:visited-style-name="Index_20_Link">KASUTATAV TARKVARA</text:a><text:a xlink:type="simple" xlink:href="#_Toc485739404" text:style-name="Index_20_Link" text:visited-style-name="Index_20_Link"><text:span text:style-name="T3"><text:tab/>5</text:span></text:a></text:p>
          <text:p text:style-name="P5"><text:a xlink:type="simple" xlink:href="#_Toc485739405" text:style-name="Index_20_Link" text:visited-style-name="Index_20_Link">TESTIMINE</text:a><text:a xlink:type="simple" xlink:href="#_Toc485739405" text:style-name="Index_20_Link" text:visited-style-name="Index_20_Link"><text:span text:style-name="T3"><text:tab/>6</text:span></text:a></text:p>
          <text:p text:style-name="Standard"/>
        </text:index-body>
      </text:table-of-content>
      <text:h text:style-name="P1" text:outline-level="1"/>
      <text:h text:style-name="P3" text:outline-level="1"/>
      <text:h text:style-name="Heading_20_1" text:outline-level="1"><text:bookmark-start text:name="_Toc485739398"/>FUNKTSIONAALSUS<text:bookmark-end text:name="_Toc485739398"/></text:h>
      <text:p text:style-name="Standard"/>
      <text:p text:style-name="P14">Ringi liikumine/avastamine</text:p>
      <text:p text:style-name="P14">Oled värske DTI tudeng, kes saab mängumaailmas ringi liikuda ja avastada instituuti.</text:p>
      <text:p text:style-name="P14">NPC-d</text:p>
      <text:p text:style-name="P14">Mängumaailmas on erinevad tegelased, kellega on võimalik suhelda, et mängus progresseeruda või sellega aidata.</text:p>
      <text:p text:style-name="P14">Dünaamiline seinte läbipaistvus</text:p>
      <text:p text:style-name="P14">Perspektiivi tõttu jääb osa mängumaailmast seinte taha. Selleks implementeerisime mängu dünaamilise seinte läbipaistvuse. Kui mängija seinale ligineb, läheb see läbipaistvaks. See võimaldab näha objekte, mis muidu oleks seina taga.</text:p>
      <text:p text:style-name="Standard"/>
      <text:list xml:id="list8853763105082377145" text:style-name="WWNum2">
        <text:list-item>
          <text:h text:style-name="P4" text:outline-level="2"><text:bookmark-start text:name="_Toc485739399"/>Quest-süsteem<text:bookmark-end text:name="_Toc485739399"/></text:h>
        </text:list-item>
      </text:list>
      <text:p text:style-name="Standard">Mängule story loomiseks lõime quest-süsteemi. See tähendab, et kasutaja ei saa enne teiste õppejõududega suhelda, kui ta on esimese missiooni täitnud, st esimese õppejõuga suhelnud ning tema poolt ette antud küsimustele vastanud. Quest süsteem võimaldab ka suvalisel ajal panna karrakteri keerulistesse oludesse ning ta peab võitlema narkootikumide ja pidudega.</text:p>
      <text:list xml:id="list211825056103913" text:continue-numbering="true" text:style-name="WWNum2">
        <text:list-item>
          <text:h text:style-name="P4" text:outline-level="2"><text:bookmark-start text:name="_Toc485739400"/>Teleport<text:bookmark-end text:name="_Toc485739400"/></text:h>
        </text:list-item>
      </text:list>
      <text:p text:style-name="Standard">Loodud erinevate mängustseenide vahetamiseks selleks, et mängija saaks läbi questi minna eksamiruumi või minigame areenale.</text:p>
      <text:list xml:id="list211826265860324" text:continue-numbering="true" text:style-name="WWNum2">
        <text:list-item>
          <text:h text:style-name="P4" text:outline-level="2"><text:bookmark-start text:name="_Toc485739401"/>Mängukarrakteri andmete talletamine ning kuvamine<text:bookmark-end text:name="_Toc485739401"/></text:h>
        </text:list-item>
      </text:list>
      <text:p text:style-name="Standard">Kuna mängus on karrakteri peamiseks eesmärgiks lõpetada kool ehk siis koguda vajalikud ainepunktid, on vaja tekitada karrakteri andmete hulka EAP, mida ta kogub eksameid tehes ja kaotab minigamesid mängides (võideldes halbade uimastitega).</text:p>
      <text:list xml:id="list211825221709686" text:continue-numbering="true" text:style-name="WWNum2">
        <text:list-item>
          <text:h text:style-name="P4" text:outline-level="2"><text:bookmark-start text:name="_Toc485739402"/>Minigamed<text:bookmark-end text:name="_Toc485739402"/></text:h>
        </text:list-item>
      </text:list>
      <text:p text:style-name="Standard">Eesmärgiks tudengi produktiivsuse vähendamine. Minigames lendavad süstlad (uimastid), mille eest karrakter peab ära põiklema. Iga pihta lennenud süstal võtab ühe EAP vähemaks.</text:p>
      <text:p text:style-name="Standard"/>
      <text:p text:style-name="P18"/>
      <text:h text:style-name="P2" text:outline-level="1"><text:bookmark-start text:name="_Toc485739403"/>KASUTUSLUGU<text:bookmark-end text:name="_Toc485739403"/></text:h>
      <text:p text:style-name="Standard"/>
      <text:p text:style-name="P15"><text:span text:style-name="T7">Digitehnoloogia instituudis </text:span><text:span text:style-name="T6">õppiva tudengina tahaksin ma mängida mängu, mis tutvustaks mulle minu instituuti. Sooviksin mängida mängumaailmas, mis on tuttav ja sarnaneb Tallinna ülikooli Astra maja neljandale korrusele, kus DTI asub ja kohata instituudi tähtsamaid tegelasi. Ootan huvitavat mängukogemust ja äratundmisrõõmu.</text:span></text:p>
      <text:p text:style-name="Standard">Mängija peab mängu peakarrakteriga läbima semestri. Selleks tuleb tal koguda täis vajalikud ainepunktid. Kogu mängu story on juhistena ette antud ning midagi rasket ei ole. Õppejõud ütlevad, kelle juurde tuleb järgmisena minna ning mängija ülesanne on mööda mängumaailma otsida ülesse vastav õppejõud ning vastata tema poolt küsitud küsimusele. Mängu raskendamiseks on tehtud minigamed, mis kujutavad nö osakest tudengielust. Mängija peab karrakteriga põiklema kõrvale alla lendavate süstalde eest. Iga pihta saanud süstal tähendab mängija jaoks -1 ainepunkti. </text:p>
      <text:p text:style-name="P18"/>
      <text:h text:style-name="P2" text:outline-level="1"><text:bookmark-start text:name="_Toc485739404"/>KASUTATAV TARKVARA<text:bookmark-end text:name="_Toc485739404"/></text:h>
      <text:p text:style-name="Standard"/>
      <text:p text:style-name="Standard">Mängu koostamiseks kasutasime Unity 5.6. <text:span text:style-name="T8">Mängu disaini</text:span> joonistamiseks kasutati Adobe Photoshop CS6. </text:p>
      <text:p text:style-name="P18"/>
      <text:h text:style-name="P2" text:outline-level="1"><text:bookmark-start text:name="_Toc485739405"/>TESTIMINE<text:bookmark-end text:name="_Toc485739405"/></text:h>
      <text:p text:style-name="Standard"/>
      <text:p text:style-name="Standard">Mängumaailma testimiseks käisime läbi kõik maailma seinad ning klasside sees olevad detailid, et kontrollida colliderite täpsust. Ühestki detailist läbi joosta ei saanud ning maailmast välja minna polnud võimalik. Test vastas ootustele. </text:p>
      <text:p text:style-name="P16">Funktsioonide käitumist kontrollisime „Debug.Log()” funktsiooni abil.</text:p>
      <text:p text:style-name="Standard">Peale igat funktsiooni kirjutamist testisime selle läbi demo-<text:span text:style-name="T8">stseenil</text:span> ning kõik said seda katsetada enne, kui selle päris mängus käiku lasi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2pt" fo:language="et" fo:country="EE" style:letter-kerning="true" style:font-name-asian="Arial1" style:font-size-asian="11pt" style:language-asian="et" style:country-asian="EE"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et" fo:country="EE" style:letter-kerning="true" style:font-name-asian="Arial1" style:font-size-asian="11pt" style:language-asian="et" style:country-asian="EE" style:font-name-complex="Arial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font-size="20pt" fo:font-weight="bold" style:font-name-asian="F" style:font-family-generic-asian="system" style:font-pitch-asian="variable" style:font-size-asian="20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font-weight-complex="bold"/>
    </style:style>
    <style:style style:name="Uurimistöö_20_pealkiri" style:display-name="Uurimistöö pealkiri" style:family="paragraph" style:parent-style-name="Standard" style:default-outline-level="">
      <style:paragraph-properties fo:margin-left="1.27cm" fo:margin-right="0cm" fo:margin-top="0.635cm" fo:margin-bottom="0.847cm" loext:contextual-spacing="false" fo:line-height="100%" fo:text-align="justify" style:justify-single-word="false" fo:text-indent="0cm" style:auto-text-indent="false"/>
      <style:text-properties fo:font-size="16pt" fo:language="en" fo:country="US" fo:font-weight="bold" style:font-name-asian="F" style:font-family-generic-asian="system" style:font-pitch-asian="variable" style:font-size-asian="16pt" style:font-weight-asian="bold"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paragraph-properties fo:line-height="115%"/>
      <style:text-properties fo:language="en" fo:country="U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a" style:font-name="Times New Roman" fo:font-family="'Times New Roman'" style:font-family-generic="roman" style:font-pitch="variable" fo:font-size="20pt" fo:font-weight="bold" style:font-name-asian="F" style:font-family-generic-asian="system" style:font-pitch-asian="variable" style:font-size-asian="20pt" style:language-asian="en" style:country-asian="US" style:font-weight-asian="bold" style:font-name-complex="F"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00000a" style:font-name="Times New Roman" fo:font-family="'Times New Roman'" style:font-family-generic="roman" style:font-pitch="variable" fo:font-size="14pt" fo:font-weight="bold"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3pt"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el</meta:initial-creator>
    <meta:editing-cycles>7</meta:editing-cycles>
    <meta:creation-date>2017-06-20T12:53:00</meta:creation-date>
    <dc:date>2017-06-20T21:18:24.551000000</dc:date>
    <meta:editing-duration>PT29M24S</meta:editing-duration>
    <meta:generator>LibreOffice/5.2.1.2$Windows_x86 LibreOffice_project/31dd62db80d4e60af04904455ec9c9219178d620</meta:generator>
    <meta:document-statistic meta:table-count="0" meta:image-count="0" meta:object-count="0" meta:page-count="6" meta:paragraph-count="40" meta:word-count="421" meta:character-count="3229" meta:non-whitespace-character-count="28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